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2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2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2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2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2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2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2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2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2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2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2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2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2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2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2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2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2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2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2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2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2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2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2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2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2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2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2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2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 table:number-columns-repeated="3"/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  <table:table-cell office:value-type="string" calcext:value-type="string">
            <text:p>섭정,이사, 이사회위원, 통치자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  <table:table-cell office:value-type="string" calcext:value-type="string">
            <text:p>빈틈없는, 완벽한, 철갑의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  <table:table-cell office:value-type="string" calcext:value-type="string">
            <text:p>(가톨릭)로사리오(기도에 쓰이는 묵주)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  <table:table-cell/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  <table:table-cell/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  <table:table-cell/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  <table:table-cell/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  <table:table-cell/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  <table:table-cell/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  <table:table-cell/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  <table:table-cell/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  <table:table-cell/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 table:number-rows-repeated="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23:13:55.928140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05T11:12:52.950593179</dc:date>
    <meta:editing-duration>PT5H14M42S</meta:editing-duration>
    <meta:editing-cycles>28</meta:editing-cycles>
    <meta:generator>LibreOffice/5.3.1.2$Linux_X86_64 LibreOffice_project/30m0$Build-2</meta:generator>
    <meta:document-statistic meta:table-count="11" meta:cell-count="3296" meta:object-count="0"/>
  </office:meta>
</office:document-meta>
</file>